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style:font-name="DejaVu Sans Mono" fo:font-size="11pt" officeooo:rsid="0014e280" officeooo:paragraph-rsid="0014e280" style:font-size-asian="11pt" style:font-size-complex="11pt"/>
    </style:style>
    <style:style style:name="P2" style:family="paragraph" style:parent-style-name="Preformatted_20_Text">
      <style:text-properties style:font-name="DejaVu Sans Mono" fo:font-size="11pt" officeooo:rsid="000f9707" officeooo:paragraph-rsid="00149738" style:font-size-asian="11pt" style:font-size-complex="11pt"/>
    </style:style>
    <style:style style:name="P3" style:family="paragraph" style:parent-style-name="Preformatted_20_Text">
      <style:text-properties style:font-name="DejaVu Sans Mono" fo:font-size="16pt" fo:font-weight="bold" officeooo:rsid="0014e280" officeooo:paragraph-rsid="0014e280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rsid="0014e280" officeooo:paragraph-rsid="0014e280" style:font-size-asian="11pt" style:font-size-complex="11pt"/>
    </style:style>
    <style:style style:name="P6" style:family="paragraph" style:parent-style-name="Preformatted_20_Text">
      <style:text-properties fo:font-size="11pt" fo:font-weight="bold" officeooo:rsid="0014e280" officeooo:paragraph-rsid="0014e280" style:font-size-asian="11pt" style:font-weight-asian="bold" style:font-size-complex="11pt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.499cm" loext:contextual-spacing="false"/>
      <style:text-properties fo:font-size="11pt" officeooo:rsid="0014e280" officeooo:paragraph-rsid="0014e280" style:font-size-asian="11pt" style:font-size-complex="11pt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style:font-name="DejaVu Sans Mono" fo:font-size="11pt" fo:font-weight="bold" officeooo:rsid="0014e280" officeooo:paragraph-rsid="0014e280" style:font-size-asian="11pt" style:font-weight-asian="bold" style:font-size-complex="11pt" style:font-weight-complex="bold"/>
    </style:style>
    <style:style style:name="P10" style:family="paragraph" style:parent-style-name="Preformatted_20_Text">
      <style:paragraph-properties fo:margin-left="1.251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margin-left="1.251cm" fo:margin-right="0cm" fo:text-indent="0cm" style:auto-text-indent="false"/>
      <style:text-properties fo:font-size="11pt" fo:font-weight="bold" officeooo:paragraph-rsid="0014e280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fo:margin-left="1.251cm" fo:margin-right="0cm" fo:text-indent="0cm" style:auto-text-indent="false"/>
      <style:text-properties fo:font-size="11pt" fo:font-weight="bold" officeooo:rsid="0014e280" officeooo:paragraph-rsid="0014e280" style:font-size-asian="11pt" style:font-weight-asian="bold" style:font-size-complex="11pt" style:font-weight-complex="bold"/>
    </style:style>
    <style:style style:name="P13" style:family="paragraph" style:parent-style-name="Preformatted_20_Text">
      <style:paragraph-properties fo:margin-left="1.251cm" fo:margin-right="0cm" fo:text-indent="0cm" style:auto-text-indent="false"/>
      <style:text-properties fo:font-size="11pt" fo:font-weight="bold" officeooo:rsid="00172765" officeooo:paragraph-rsid="00172765" style:font-size-asian="11pt" style:font-weight-asian="bold" style:font-size-complex="11pt" style:font-weight-complex="bold"/>
    </style:style>
    <style:style style:name="T1" style:family="text">
      <style:text-properties officeooo:rsid="0014e280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4e280" style:font-style-asian="italic" style:font-style-complex="italic"/>
    </style:style>
    <style:style style:name="T4" style:family="text">
      <style:text-properties officeooo:rsid="00151e04"/>
    </style:style>
    <style:style style:name="T5" style:family="text">
      <style:text-properties officeooo:rsid="00172765"/>
    </style:style>
    <style:style style:name="T6" style:family="text">
      <style:text-properties officeooo:rsid="00174a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t Stuff</text:p>
      <text:p text:style-name="P1">1979 Donna Summer. <text:span text:style-name="T5">Oktaviert singen, evtl mit capo. Braves Mädchen.</text:span> <text:span text:style-name="T4">Jeff Baxter Guitar solo. </text:span></text:p>
      <text:p text:style-name="P1"/>
      <text:p text:style-name="P2">[Intro] Gm <text:s/>Gm <text:s/>F <text:s/>Gm (repeat)<text:tab/><text:tab/><text:tab/><text:tab/><text:tab/><text:tab/><text:tab/><text:span text:style-name="T6">120</text:span></text:p>
      <text:p text:style-name="P4"/>
      <text:p text:style-name="P4">E-----------1-3-1-3-1---------------------------------|</text:p>
      <text:p text:style-name="P4">B-------1-3-----------3-------------------------------|</text:p>
      <text:p text:style-name="P4">G-0-2-3-----------------3--5-3-5-3-5-3-5-3-5-3-5b-3b--|</text:p>
      <text:p text:style-name="P4">D-----------------------------------------------------|</text:p>
      <text:p text:style-name="P4">A-----------------------------------------------------|</text:p>
      <text:p text:style-name="P4">E-----------------------------------------------------|</text:p>
      <text:p text:style-name="P4"/>
      <text:p text:style-name="P4">Gm <text:s text:c="20"/></text:p>
      <text:p text:style-name="P4">Sittin' here eatin' my heart out waitin'</text:p>
      <text:p text:style-name="P4">F <text:s text:c="25"/>Gm</text:p>
      <text:p text:style-name="P4">waitin' for some lover to call</text:p>
      <text:p text:style-name="P4"/>
      <text:p text:style-name="P4">dialed about a thousand numbers lately</text:p>
      <text:p text:style-name="P4">F <text:s text:c="29"/>Gm</text:p>
      <text:p text:style-name="P4">almost rang the phone off the wall</text:p>
      <text:p text:style-name="P4"/>
      <text:p text:style-name="P10">Gm <text:s text:c="15"/><text:span text:style-name="T5">Cm</text:span> <text:s text:c="7"/>D <text:s text:c="7"/>Gm</text:p>
      <text:p text:style-name="P10">Looking for some hot stuff baby this evenin'</text:p>
      <text:p text:style-name="P10"><text:s text:c="13"/><text:span text:style-name="T5">Cm</text:span> <text:s text:c="7"/>D <text:s text:c="5"/>Gm</text:p>
      <text:p text:style-name="P10">I need some hot stuff baby tonight</text:p>
      <text:p text:style-name="P11"><text:s text:c="13"/><text:span text:style-name="T5">Cm</text:span> <text:s text:c="8"/>D <text:s text:c="7"/>Gm</text:p>
      <text:p text:style-name="P10">I want some hot stuff baby this evenin'</text:p>
      <text:p text:style-name="P13">Cm</text:p>
      <text:p text:style-name="P10">gotta have some hot stuff</text:p>
      <text:p text:style-name="P10">D <text:s text:c="22"/>Gm <text:s text:c="4"/><text:span text:style-name="T1">Gm <text:s text:c="8"/></text:span><text:s/>Bb <text:s text:c="2"/><text:span text:style-name="T5">Cm</text:span> <text:s/><text:span text:style-name="T1">D</text:span></text:p>
      <text:p text:style-name="P10">gotta have some love tonight - hot stuff</text:p>
      <text:p text:style-name="P11"><text:s text:c="13"/><text:span text:style-name="T1">Gm <text:s text:c="8"/></text:span><text:s/>Bb <text:s text:c="2"/><text:span text:style-name="T5">Cm</text:span> <text:s/><text:span text:style-name="T1">D</text:span></text:p>
      <text:p text:style-name="P10">I need some hot stuff</text:p>
      <text:p text:style-name="P11"><text:span text:style-name="T1"><text:s text:c="13"/>Gm <text:s text:c="8"/></text:span><text:s/>Bb <text:s text:c="2"/><text:span text:style-name="T5">Cm</text:span> <text:s/><text:span text:style-name="T1">D</text:span></text:p>
      <text:p text:style-name="P10">I want some hot stuff</text:p>
      <text:p text:style-name="P11"><text:span text:style-name="T1"><text:s text:c="8"/>Gm <text:s text:c="3"/></text:span>Bb <text:s text:c="2"/><text:span text:style-name="T5">Cm</text:span> <text:s/><text:span text:style-name="T1">D</text:span></text:p>
      <text:p text:style-name="P10">I need hot stu<text:span text:style-name="T1">uuuuuu</text:span>ff</text:p>
      <text:p text:style-name="P4"/>
      <text:p text:style-name="P6">Intro lick</text:p>
      <text:p text:style-name="P4"/>
      <text:p text:style-name="P4">Lookin' for a lover who needs another</text:p>
      <text:p text:style-name="P4">don't want another night on my own</text:p>
      <text:p text:style-name="P4">wanna share my love with <text:span text:style-name="T2">a</text:span><text:span text:style-name="T3">nother</text:span> lover</text:p>
      <text:p text:style-name="P4">wanna bring a wild <text:span text:style-name="T3">girl</text:span><text:span text:style-name="T2"> </text:span>back home</text:p>
      <text:p text:style-name="P4"/>
      <text:p text:style-name="P12">Chorus</text:p>
      <text:p text:style-name="P4"/>
      <text:p text:style-name="P5">Solo:</text:p>
      <text:p text:style-name="P7">Gm <text:s/>Gm <text:s/>F <text:s/>Gm (repeat)</text:p>
      <text:p text:style-name="P8">Hot hot hot hot stu-uf hot hot hot x2</text:p>
      <text:p text:style-name="P9">Chor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3-24T11:41:33</meta:creation-date>
    <dc:date>2017-12-06T15:55:54.686258471</dc:date>
    <dc:creator>benutzer </dc:creator>
    <meta:editing-duration>PT5H25M2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42" meta:word-count="197" meta:character-count="1428" meta:non-whitespace-character-count="1012"/>
  </office:meta>
</office:document-meta>
</file>